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0000000000001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andomcore100_150_2.coom</text:p>
          </table:table-cell>
          <table:table-cell office:value-type="float" office:value="12.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andomcore100_150_3.coom</text:p>
          </table:table-cell>
          <table:table-cell office:value-type="float" office:value="10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andomcore100_150_4.coom</text:p>
          </table:table-cell>
          <table:table-cell office:value-type="float" office:value="1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andomcore100_250_2.coom</text:p>
          </table:table-cell>
          <table:table-cell office:value-type="float" office:value="21.5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andomcore100_250_3.coom</text:p>
          </table:table-cell>
          <table:table-cell office:value-type="float" office:value="16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andomcore100_250_4.coom</text:p>
          </table:table-cell>
          <table:table-cell office:value-type="float" office:value="15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andomcore100_50_2.coom</text:p>
          </table:table-cell>
          <table:table-cell office:value-type="float" office:value="6.6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6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andomcore100_50_3.coom</text:p>
          </table:table-cell>
          <table:table-cell office:value-type="float" office:value="4.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andomcore100_50_4.coom</text:p>
          </table:table-cell>
          <table:table-cell office:value-type="float" office:value="6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andomcore200_150_2.coom</text:p>
          </table:table-cell>
          <table:table-cell office:value-type="float" office:value="20.9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andomcore200_150_3.coom</text:p>
          </table:table-cell>
          <table:table-cell office:value-type="float" office:value="20.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andomcore200_150_4.coom</text:p>
          </table:table-cell>
          <table:table-cell office:value-type="float" office:value="17.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andomcore200_250_2.coom</text:p>
          </table:table-cell>
          <table:table-cell office:value-type="float" office:value="31.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andomcore200_250_3.coom</text:p>
          </table:table-cell>
          <table:table-cell office:value-type="float" office:value="29.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andomcore200_250_4.coom</text:p>
          </table:table-cell>
          <table:table-cell office:value-type="float" office:value="30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2.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>
          <table:table-cell office:value-type="string">
            <text:p>./randomcore200_50_2.coom</text:p>
          </table:table-cell>
          <table:table-cell office:value-type="float" office:value="9.6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G18])" office:value-type="float"/>
          <table:table-cell table:formula="of:=MIN([.$C18];[.$H18])" office:value-type="float"/>
          <table:table-cell table:formula="of:=MIN([.$D18];[.$I18])" office:value-type="float"/>
          <table:table-cell table:formula="of:=MIN([.$E18];[.$J18])" office:value-type="float"/>
          <table:table-cell table:formula="of:=MIN([.$F18];[.$K18])" office:value-type="float"/>
          <table:table-cell table:formula="of:=MEDIAN([.$B18];[.$G18])" office:value-type="float"/>
          <table:table-cell table:formula="of:=MEDIAN([.$C18];[.$H18])" office:value-type="float"/>
          <table:table-cell table:formula="of:=MEDIAN([.$D18];[.$I18])" office:value-type="float"/>
          <table:table-cell table:formula="of:=MEDIAN([.$E18];[.$J18])" office:value-type="float"/>
          <table:table-cell table:formula="of:=MEDIAN([.$F18];[.$K18])" office:value-type="float"/>
          <table:table-cell table:formula="of:=MAX([.$B18];[.$G18])" office:value-type="float"/>
          <table:table-cell table:formula="of:=MAX([.$C18];[.$H18])" office:value-type="float"/>
          <table:table-cell table:formula="of:=MAX([.$D18];[.$I18])" office:value-type="float"/>
          <table:table-cell table:formula="of:=MAX([.$E18];[.$J18])" office:value-type="float"/>
          <table:table-cell table:formula="of:=MAX([.$F18];[.$K18])" office:value-type="float"/>
        </table:table-row>
        <table:table-row table:style-name="ro1">
          <table:table-cell office:value-type="string">
            <text:p>./randomcore200_50_3.coom</text:p>
          </table:table-cell>
          <table:table-cell office:value-type="float" office:value="9.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G19])" office:value-type="float"/>
          <table:table-cell table:formula="of:=MIN([.$C19];[.$H19])" office:value-type="float"/>
          <table:table-cell table:formula="of:=MIN([.$D19];[.$I19])" office:value-type="float"/>
          <table:table-cell table:formula="of:=MIN([.$E19];[.$J19])" office:value-type="float"/>
          <table:table-cell table:formula="of:=MIN([.$F19];[.$K19])" office:value-type="float"/>
          <table:table-cell table:formula="of:=MEDIAN([.$B19];[.$G19])" office:value-type="float"/>
          <table:table-cell table:formula="of:=MEDIAN([.$C19];[.$H19])" office:value-type="float"/>
          <table:table-cell table:formula="of:=MEDIAN([.$D19];[.$I19])" office:value-type="float"/>
          <table:table-cell table:formula="of:=MEDIAN([.$E19];[.$J19])" office:value-type="float"/>
          <table:table-cell table:formula="of:=MEDIAN([.$F19];[.$K19])" office:value-type="float"/>
          <table:table-cell table:formula="of:=MAX([.$B19];[.$G19])" office:value-type="float"/>
          <table:table-cell table:formula="of:=MAX([.$C19];[.$H19])" office:value-type="float"/>
          <table:table-cell table:formula="of:=MAX([.$D19];[.$I19])" office:value-type="float"/>
          <table:table-cell table:formula="of:=MAX([.$E19];[.$J19])" office:value-type="float"/>
          <table:table-cell table:formula="of:=MAX([.$F19];[.$K19])" office:value-type="float"/>
        </table:table-row>
        <table:table-row table:style-name="ro1">
          <table:table-cell office:value-type="string">
            <text:p>./randomcore200_50_4.coom</text:p>
          </table:table-cell>
          <table:table-cell office:value-type="float" office:value="8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G20])" office:value-type="float"/>
          <table:table-cell table:formula="of:=MIN([.$C20];[.$H20])" office:value-type="float"/>
          <table:table-cell table:formula="of:=MIN([.$D20];[.$I20])" office:value-type="float"/>
          <table:table-cell table:formula="of:=MIN([.$E20];[.$J20])" office:value-type="float"/>
          <table:table-cell table:formula="of:=MIN([.$F20];[.$K20])" office:value-type="float"/>
          <table:table-cell table:formula="of:=MEDIAN([.$B20];[.$G20])" office:value-type="float"/>
          <table:table-cell table:formula="of:=MEDIAN([.$C20];[.$H20])" office:value-type="float"/>
          <table:table-cell table:formula="of:=MEDIAN([.$D20];[.$I20])" office:value-type="float"/>
          <table:table-cell table:formula="of:=MEDIAN([.$E20];[.$J20])" office:value-type="float"/>
          <table:table-cell table:formula="of:=MEDIAN([.$F20];[.$K20])" office:value-type="float"/>
          <table:table-cell table:formula="of:=MAX([.$B20];[.$G20])" office:value-type="float"/>
          <table:table-cell table:formula="of:=MAX([.$C20];[.$H20])" office:value-type="float"/>
          <table:table-cell table:formula="of:=MAX([.$D20];[.$I20])" office:value-type="float"/>
          <table:table-cell table:formula="of:=MAX([.$E20];[.$J20])" office:value-type="float"/>
          <table:table-cell table:formula="of:=MAX([.$F20];[.$K20])" office:value-type="float"/>
        </table:table-row>
        <table:table-row table:style-name="ro1">
          <table:table-cell office:value-type="string">
            <text:p>./randomcore25_150_2.coom</text:p>
          </table:table-cell>
          <table:table-cell office:value-type="float" office:value="4.8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5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)" office:value-type="float"/>
          <table:table-cell table:formula="of:=MIN([.$C21];[.$H21])" office:value-type="float"/>
          <table:table-cell table:formula="of:=MIN([.$D21];[.$I21])" office:value-type="float"/>
          <table:table-cell table:formula="of:=MIN([.$E21];[.$J21])" office:value-type="float"/>
          <table:table-cell table:formula="of:=MIN([.$F21];[.$K21])" office:value-type="float"/>
          <table:table-cell table:formula="of:=MEDIAN([.$B21];[.$G21])" office:value-type="float"/>
          <table:table-cell table:formula="of:=MEDIAN([.$C21];[.$H21])" office:value-type="float"/>
          <table:table-cell table:formula="of:=MEDIAN([.$D21];[.$I21])" office:value-type="float"/>
          <table:table-cell table:formula="of:=MEDIAN([.$E21];[.$J21])" office:value-type="float"/>
          <table:table-cell table:formula="of:=MEDIAN([.$F21];[.$K21])" office:value-type="float"/>
          <table:table-cell table:formula="of:=MAX([.$B21];[.$G21])" office:value-type="float"/>
          <table:table-cell table:formula="of:=MAX([.$C21];[.$H21])" office:value-type="float"/>
          <table:table-cell table:formula="of:=MAX([.$D21];[.$I21])" office:value-type="float"/>
          <table:table-cell table:formula="of:=MAX([.$E21];[.$J21])" office:value-type="float"/>
          <table:table-cell table:formula="of:=MAX([.$F21];[.$K21])" office:value-type="float"/>
        </table:table-row>
        <table:table-row table:style-name="ro1">
          <table:table-cell office:value-type="string">
            <text:p>./randomcore25_150_3.coom</text:p>
          </table:table-cell>
          <table:table-cell office:value-type="float" office:value="4.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)" office:value-type="float"/>
          <table:table-cell table:formula="of:=MIN([.$C22];[.$H22])" office:value-type="float"/>
          <table:table-cell table:formula="of:=MIN([.$D22];[.$I22])" office:value-type="float"/>
          <table:table-cell table:formula="of:=MIN([.$E22];[.$J22])" office:value-type="float"/>
          <table:table-cell table:formula="of:=MIN([.$F22];[.$K22])" office:value-type="float"/>
          <table:table-cell table:formula="of:=MEDIAN([.$B22];[.$G22])" office:value-type="float"/>
          <table:table-cell table:formula="of:=MEDIAN([.$C22];[.$H22])" office:value-type="float"/>
          <table:table-cell table:formula="of:=MEDIAN([.$D22];[.$I22])" office:value-type="float"/>
          <table:table-cell table:formula="of:=MEDIAN([.$E22];[.$J22])" office:value-type="float"/>
          <table:table-cell table:formula="of:=MEDIAN([.$F22];[.$K22])" office:value-type="float"/>
          <table:table-cell table:formula="of:=MAX([.$B22];[.$G22])" office:value-type="float"/>
          <table:table-cell table:formula="of:=MAX([.$C22];[.$H22])" office:value-type="float"/>
          <table:table-cell table:formula="of:=MAX([.$D22];[.$I22])" office:value-type="float"/>
          <table:table-cell table:formula="of:=MAX([.$E22];[.$J22])" office:value-type="float"/>
          <table:table-cell table:formula="of:=MAX([.$F22];[.$K22])" office:value-type="float"/>
        </table:table-row>
        <table:table-row table:style-name="ro1">
          <table:table-cell office:value-type="string">
            <text:p>./randomcore25_150_4.coom</text:p>
          </table:table-cell>
          <table:table-cell office:value-type="float" office:value="6.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G23])" office:value-type="float"/>
          <table:table-cell table:formula="of:=MIN([.$C23];[.$H23])" office:value-type="float"/>
          <table:table-cell table:formula="of:=MIN([.$D23];[.$I23])" office:value-type="float"/>
          <table:table-cell table:formula="of:=MIN([.$E23];[.$J23])" office:value-type="float"/>
          <table:table-cell table:formula="of:=MIN([.$F23];[.$K23])" office:value-type="float"/>
          <table:table-cell table:formula="of:=MEDIAN([.$B23];[.$G23])" office:value-type="float"/>
          <table:table-cell table:formula="of:=MEDIAN([.$C23];[.$H23])" office:value-type="float"/>
          <table:table-cell table:formula="of:=MEDIAN([.$D23];[.$I23])" office:value-type="float"/>
          <table:table-cell table:formula="of:=MEDIAN([.$E23];[.$J23])" office:value-type="float"/>
          <table:table-cell table:formula="of:=MEDIAN([.$F23];[.$K23])" office:value-type="float"/>
          <table:table-cell table:formula="of:=MAX([.$B23];[.$G23])" office:value-type="float"/>
          <table:table-cell table:formula="of:=MAX([.$C23];[.$H23])" office:value-type="float"/>
          <table:table-cell table:formula="of:=MAX([.$D23];[.$I23])" office:value-type="float"/>
          <table:table-cell table:formula="of:=MAX([.$E23];[.$J23])" office:value-type="float"/>
          <table:table-cell table:formula="of:=MAX([.$F23];[.$K23])" office:value-type="float"/>
        </table:table-row>
        <table:table-row table:style-name="ro1">
          <table:table-cell office:value-type="string">
            <text:p>./randomcore25_250_2.coom</text:p>
          </table:table-cell>
          <table:table-cell office:value-type="float" office:value="7.8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G24])" office:value-type="float"/>
          <table:table-cell table:formula="of:=MIN([.$C24];[.$H24])" office:value-type="float"/>
          <table:table-cell table:formula="of:=MIN([.$D24];[.$I24])" office:value-type="float"/>
          <table:table-cell table:formula="of:=MIN([.$E24];[.$J24])" office:value-type="float"/>
          <table:table-cell table:formula="of:=MIN([.$F24];[.$K24])" office:value-type="float"/>
          <table:table-cell table:formula="of:=MEDIAN([.$B24];[.$G24])" office:value-type="float"/>
          <table:table-cell table:formula="of:=MEDIAN([.$C24];[.$H24])" office:value-type="float"/>
          <table:table-cell table:formula="of:=MEDIAN([.$D24];[.$I24])" office:value-type="float"/>
          <table:table-cell table:formula="of:=MEDIAN([.$E24];[.$J24])" office:value-type="float"/>
          <table:table-cell table:formula="of:=MEDIAN([.$F24];[.$K24])" office:value-type="float"/>
          <table:table-cell table:formula="of:=MAX([.$B24];[.$G24])" office:value-type="float"/>
          <table:table-cell table:formula="of:=MAX([.$C24];[.$H24])" office:value-type="float"/>
          <table:table-cell table:formula="of:=MAX([.$D24];[.$I24])" office:value-type="float"/>
          <table:table-cell table:formula="of:=MAX([.$E24];[.$J24])" office:value-type="float"/>
          <table:table-cell table:formula="of:=MAX([.$F24];[.$K24])" office:value-type="float"/>
        </table:table-row>
        <table:table-row table:style-name="ro1">
          <table:table-cell office:value-type="string">
            <text:p>./randomcore25_250_3.coom</text:p>
          </table:table-cell>
          <table:table-cell office:value-type="float" office:value="7.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G25])" office:value-type="float"/>
          <table:table-cell table:formula="of:=MIN([.$C25];[.$H25])" office:value-type="float"/>
          <table:table-cell table:formula="of:=MIN([.$D25];[.$I25])" office:value-type="float"/>
          <table:table-cell table:formula="of:=MIN([.$E25];[.$J25])" office:value-type="float"/>
          <table:table-cell table:formula="of:=MIN([.$F25];[.$K25])" office:value-type="float"/>
          <table:table-cell table:formula="of:=MEDIAN([.$B25];[.$G25])" office:value-type="float"/>
          <table:table-cell table:formula="of:=MEDIAN([.$C25];[.$H25])" office:value-type="float"/>
          <table:table-cell table:formula="of:=MEDIAN([.$D25];[.$I25])" office:value-type="float"/>
          <table:table-cell table:formula="of:=MEDIAN([.$E25];[.$J25])" office:value-type="float"/>
          <table:table-cell table:formula="of:=MEDIAN([.$F25];[.$K25])" office:value-type="float"/>
          <table:table-cell table:formula="of:=MAX([.$B25];[.$G25])" office:value-type="float"/>
          <table:table-cell table:formula="of:=MAX([.$C25];[.$H25])" office:value-type="float"/>
          <table:table-cell table:formula="of:=MAX([.$D25];[.$I25])" office:value-type="float"/>
          <table:table-cell table:formula="of:=MAX([.$E25];[.$J25])" office:value-type="float"/>
          <table:table-cell table:formula="of:=MAX([.$F25];[.$K25])" office:value-type="float"/>
        </table:table-row>
        <table:table-row table:style-name="ro1">
          <table:table-cell office:value-type="string">
            <text:p>./randomcore25_250_4.coom</text:p>
          </table:table-cell>
          <table:table-cell office:value-type="float" office:value="7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6];[.$G26])" office:value-type="float"/>
          <table:table-cell table:formula="of:=MIN([.$C26];[.$H26])" office:value-type="float"/>
          <table:table-cell table:formula="of:=MIN([.$D26];[.$I26])" office:value-type="float"/>
          <table:table-cell table:formula="of:=MIN([.$E26];[.$J26])" office:value-type="float"/>
          <table:table-cell table:formula="of:=MIN([.$F26];[.$K26])" office:value-type="float"/>
          <table:table-cell table:formula="of:=MEDIAN([.$B26];[.$G26])" office:value-type="float"/>
          <table:table-cell table:formula="of:=MEDIAN([.$C26];[.$H26])" office:value-type="float"/>
          <table:table-cell table:formula="of:=MEDIAN([.$D26];[.$I26])" office:value-type="float"/>
          <table:table-cell table:formula="of:=MEDIAN([.$E26];[.$J26])" office:value-type="float"/>
          <table:table-cell table:formula="of:=MEDIAN([.$F26];[.$K26])" office:value-type="float"/>
          <table:table-cell table:formula="of:=MAX([.$B26];[.$G26])" office:value-type="float"/>
          <table:table-cell table:formula="of:=MAX([.$C26];[.$H26])" office:value-type="float"/>
          <table:table-cell table:formula="of:=MAX([.$D26];[.$I26])" office:value-type="float"/>
          <table:table-cell table:formula="of:=MAX([.$E26];[.$J26])" office:value-type="float"/>
          <table:table-cell table:formula="of:=MAX([.$F26];[.$K26])" office:value-type="float"/>
        </table:table-row>
        <table:table-row table:style-name="ro1">
          <table:table-cell office:value-type="string">
            <text:p>./randomcore25_50_2.coom</text:p>
          </table:table-cell>
          <table:table-cell office:value-type="float" office:value="4.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G27])" office:value-type="float"/>
          <table:table-cell table:formula="of:=MIN([.$C27];[.$H27])" office:value-type="float"/>
          <table:table-cell table:formula="of:=MIN([.$D27];[.$I27])" office:value-type="float"/>
          <table:table-cell table:formula="of:=MIN([.$E27];[.$J27])" office:value-type="float"/>
          <table:table-cell table:formula="of:=MIN([.$F27];[.$K27])" office:value-type="float"/>
          <table:table-cell table:formula="of:=MEDIAN([.$B27];[.$G27])" office:value-type="float"/>
          <table:table-cell table:formula="of:=MEDIAN([.$C27];[.$H27])" office:value-type="float"/>
          <table:table-cell table:formula="of:=MEDIAN([.$D27];[.$I27])" office:value-type="float"/>
          <table:table-cell table:formula="of:=MEDIAN([.$E27];[.$J27])" office:value-type="float"/>
          <table:table-cell table:formula="of:=MEDIAN([.$F27];[.$K27])" office:value-type="float"/>
          <table:table-cell table:formula="of:=MAX([.$B27];[.$G27])" office:value-type="float"/>
          <table:table-cell table:formula="of:=MAX([.$C27];[.$H27])" office:value-type="float"/>
          <table:table-cell table:formula="of:=MAX([.$D27];[.$I27])" office:value-type="float"/>
          <table:table-cell table:formula="of:=MAX([.$E27];[.$J27])" office:value-type="float"/>
          <table:table-cell table:formula="of:=MAX([.$F27];[.$K27])" office:value-type="float"/>
        </table:table-row>
        <table:table-row table:style-name="ro1">
          <table:table-cell office:value-type="string">
            <text:p>./randomcore25_50_3.coom</text:p>
          </table:table-cell>
          <table:table-cell office:value-type="float" office:value="5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8];[.$G28])" office:value-type="float"/>
          <table:table-cell table:formula="of:=MIN([.$C28];[.$H28])" office:value-type="float"/>
          <table:table-cell table:formula="of:=MIN([.$D28];[.$I28])" office:value-type="float"/>
          <table:table-cell table:formula="of:=MIN([.$E28];[.$J28])" office:value-type="float"/>
          <table:table-cell table:formula="of:=MIN([.$F28];[.$K28])" office:value-type="float"/>
          <table:table-cell table:formula="of:=MEDIAN([.$B28];[.$G28])" office:value-type="float"/>
          <table:table-cell table:formula="of:=MEDIAN([.$C28];[.$H28])" office:value-type="float"/>
          <table:table-cell table:formula="of:=MEDIAN([.$D28];[.$I28])" office:value-type="float"/>
          <table:table-cell table:formula="of:=MEDIAN([.$E28];[.$J28])" office:value-type="float"/>
          <table:table-cell table:formula="of:=MEDIAN([.$F28];[.$K28])" office:value-type="float"/>
          <table:table-cell table:formula="of:=MAX([.$B28];[.$G28])" office:value-type="float"/>
          <table:table-cell table:formula="of:=MAX([.$C28];[.$H28])" office:value-type="float"/>
          <table:table-cell table:formula="of:=MAX([.$D28];[.$I28])" office:value-type="float"/>
          <table:table-cell table:formula="of:=MAX([.$E28];[.$J28])" office:value-type="float"/>
          <table:table-cell table:formula="of:=MAX([.$F28];[.$K28])" office:value-type="float"/>
        </table:table-row>
        <table:table-row table:style-name="ro1">
          <table:table-cell office:value-type="string">
            <text:p>./randomcore25_50_4.coom</text:p>
          </table:table-cell>
          <table:table-cell office:value-type="float" office:value="3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29];[.$G29])" office:value-type="float"/>
          <table:table-cell table:formula="of:=MIN([.$C29];[.$H29])" office:value-type="float"/>
          <table:table-cell table:formula="of:=MIN([.$D29];[.$I29])" office:value-type="float"/>
          <table:table-cell table:formula="of:=MIN([.$E29];[.$J29])" office:value-type="float"/>
          <table:table-cell table:formula="of:=MIN([.$F29];[.$K29])" office:value-type="float"/>
          <table:table-cell table:formula="of:=MEDIAN([.$B29];[.$G29])" office:value-type="float"/>
          <table:table-cell table:formula="of:=MEDIAN([.$C29];[.$H29])" office:value-type="float"/>
          <table:table-cell table:formula="of:=MEDIAN([.$D29];[.$I29])" office:value-type="float"/>
          <table:table-cell table:formula="of:=MEDIAN([.$E29];[.$J29])" office:value-type="float"/>
          <table:table-cell table:formula="of:=MEDIAN([.$F29];[.$K29])" office:value-type="float"/>
          <table:table-cell table:formula="of:=MAX([.$B29];[.$G29])" office:value-type="float"/>
          <table:table-cell table:formula="of:=MAX([.$C29];[.$H29])" office:value-type="float"/>
          <table:table-cell table:formula="of:=MAX([.$D29];[.$I29])" office:value-type="float"/>
          <table:table-cell table:formula="of:=MAX([.$E29];[.$J29])" office:value-type="float"/>
          <table:table-cell table:formula="of:=MAX([.$F29];[.$K29])" office:value-type="float"/>
        </table:table-row>
        <table:table-row table:style-name="ro1">
          <table:table-cell office:value-type="string">
            <text:p>./randomcore400_150_2.coom</text:p>
          </table:table-cell>
          <table:table-cell office:value-type="float" office:value="42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0];[.$G30])" office:value-type="float"/>
          <table:table-cell table:formula="of:=MIN([.$C30];[.$H30])" office:value-type="float"/>
          <table:table-cell table:formula="of:=MIN([.$D30];[.$I30])" office:value-type="float"/>
          <table:table-cell table:formula="of:=MIN([.$E30];[.$J30])" office:value-type="float"/>
          <table:table-cell table:formula="of:=MIN([.$F30];[.$K30])" office:value-type="float"/>
          <table:table-cell table:formula="of:=MEDIAN([.$B30];[.$G30])" office:value-type="float"/>
          <table:table-cell table:formula="of:=MEDIAN([.$C30];[.$H30])" office:value-type="float"/>
          <table:table-cell table:formula="of:=MEDIAN([.$D30];[.$I30])" office:value-type="float"/>
          <table:table-cell table:formula="of:=MEDIAN([.$E30];[.$J30])" office:value-type="float"/>
          <table:table-cell table:formula="of:=MEDIAN([.$F30];[.$K30])" office:value-type="float"/>
          <table:table-cell table:formula="of:=MAX([.$B30];[.$G30])" office:value-type="float"/>
          <table:table-cell table:formula="of:=MAX([.$C30];[.$H30])" office:value-type="float"/>
          <table:table-cell table:formula="of:=MAX([.$D30];[.$I30])" office:value-type="float"/>
          <table:table-cell table:formula="of:=MAX([.$E30];[.$J30])" office:value-type="float"/>
          <table:table-cell table:formula="of:=MAX([.$F30];[.$K30])" office:value-type="float"/>
        </table:table-row>
        <table:table-row table:style-name="ro1">
          <table:table-cell office:value-type="string">
            <text:p>./randomcore400_150_3.coom</text:p>
          </table:table-cell>
          <table:table-cell office:value-type="float" office:value="34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1.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1];[.$G31])" office:value-type="float"/>
          <table:table-cell table:formula="of:=MIN([.$C31];[.$H31])" office:value-type="float"/>
          <table:table-cell table:formula="of:=MIN([.$D31];[.$I31])" office:value-type="float"/>
          <table:table-cell table:formula="of:=MIN([.$E31];[.$J31])" office:value-type="float"/>
          <table:table-cell table:formula="of:=MIN([.$F31];[.$K31])" office:value-type="float"/>
          <table:table-cell table:formula="of:=MEDIAN([.$B31];[.$G31])" office:value-type="float"/>
          <table:table-cell table:formula="of:=MEDIAN([.$C31];[.$H31])" office:value-type="float"/>
          <table:table-cell table:formula="of:=MEDIAN([.$D31];[.$I31])" office:value-type="float"/>
          <table:table-cell table:formula="of:=MEDIAN([.$E31];[.$J31])" office:value-type="float"/>
          <table:table-cell table:formula="of:=MEDIAN([.$F31];[.$K31])" office:value-type="float"/>
          <table:table-cell table:formula="of:=MAX([.$B31];[.$G31])" office:value-type="float"/>
          <table:table-cell table:formula="of:=MAX([.$C31];[.$H31])" office:value-type="float"/>
          <table:table-cell table:formula="of:=MAX([.$D31];[.$I31])" office:value-type="float"/>
          <table:table-cell table:formula="of:=MAX([.$E31];[.$J31])" office:value-type="float"/>
          <table:table-cell table:formula="of:=MAX([.$F31];[.$K31])" office:value-type="float"/>
        </table:table-row>
        <table:table-row table:style-name="ro1">
          <table:table-cell office:value-type="string">
            <text:p>./randomcore400_150_4.coom</text:p>
          </table:table-cell>
          <table:table-cell office:value-type="float" office:value="34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6.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2];[.$G32])" office:value-type="float"/>
          <table:table-cell table:formula="of:=MIN([.$C32];[.$H32])" office:value-type="float"/>
          <table:table-cell table:formula="of:=MIN([.$D32];[.$I32])" office:value-type="float"/>
          <table:table-cell table:formula="of:=MIN([.$E32];[.$J32])" office:value-type="float"/>
          <table:table-cell table:formula="of:=MIN([.$F32];[.$K32])" office:value-type="float"/>
          <table:table-cell table:formula="of:=MEDIAN([.$B32];[.$G32])" office:value-type="float"/>
          <table:table-cell table:formula="of:=MEDIAN([.$C32];[.$H32])" office:value-type="float"/>
          <table:table-cell table:formula="of:=MEDIAN([.$D32];[.$I32])" office:value-type="float"/>
          <table:table-cell table:formula="of:=MEDIAN([.$E32];[.$J32])" office:value-type="float"/>
          <table:table-cell table:formula="of:=MEDIAN([.$F32];[.$K32])" office:value-type="float"/>
          <table:table-cell table:formula="of:=MAX([.$B32];[.$G32])" office:value-type="float"/>
          <table:table-cell table:formula="of:=MAX([.$C32];[.$H32])" office:value-type="float"/>
          <table:table-cell table:formula="of:=MAX([.$D32];[.$I32])" office:value-type="float"/>
          <table:table-cell table:formula="of:=MAX([.$E32];[.$J32])" office:value-type="float"/>
          <table:table-cell table:formula="of:=MAX([.$F32];[.$K32])" office:value-type="float"/>
        </table:table-row>
        <table:table-row table:style-name="ro1">
          <table:table-cell office:value-type="string">
            <text:p>./randomcore400_250_2.coom</text:p>
          </table:table-cell>
          <table:table-cell office:value-type="float" office:value="66.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6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3];[.$G33])" office:value-type="float"/>
          <table:table-cell table:formula="of:=MIN([.$C33];[.$H33])" office:value-type="float"/>
          <table:table-cell table:formula="of:=MIN([.$D33];[.$I33])" office:value-type="float"/>
          <table:table-cell table:formula="of:=MIN([.$E33];[.$J33])" office:value-type="float"/>
          <table:table-cell table:formula="of:=MIN([.$F33];[.$K33])" office:value-type="float"/>
          <table:table-cell table:formula="of:=MEDIAN([.$B33];[.$G33])" office:value-type="float"/>
          <table:table-cell table:formula="of:=MEDIAN([.$C33];[.$H33])" office:value-type="float"/>
          <table:table-cell table:formula="of:=MEDIAN([.$D33];[.$I33])" office:value-type="float"/>
          <table:table-cell table:formula="of:=MEDIAN([.$E33];[.$J33])" office:value-type="float"/>
          <table:table-cell table:formula="of:=MEDIAN([.$F33];[.$K33])" office:value-type="float"/>
          <table:table-cell table:formula="of:=MAX([.$B33];[.$G33])" office:value-type="float"/>
          <table:table-cell table:formula="of:=MAX([.$C33];[.$H33])" office:value-type="float"/>
          <table:table-cell table:formula="of:=MAX([.$D33];[.$I33])" office:value-type="float"/>
          <table:table-cell table:formula="of:=MAX([.$E33];[.$J33])" office:value-type="float"/>
          <table:table-cell table:formula="of:=MAX([.$F33];[.$K33])" office:value-type="float"/>
        </table:table-row>
        <table:table-row table:style-name="ro1">
          <table:table-cell office:value-type="string">
            <text:p>./randomcore400_250_3.coom</text:p>
          </table:table-cell>
          <table:table-cell office:value-type="float" office:value="63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1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4];[.$G34])" office:value-type="float"/>
          <table:table-cell table:formula="of:=MIN([.$C34];[.$H34])" office:value-type="float"/>
          <table:table-cell table:formula="of:=MIN([.$D34];[.$I34])" office:value-type="float"/>
          <table:table-cell table:formula="of:=MIN([.$E34];[.$J34])" office:value-type="float"/>
          <table:table-cell table:formula="of:=MIN([.$F34];[.$K34])" office:value-type="float"/>
          <table:table-cell table:formula="of:=MEDIAN([.$B34];[.$G34])" office:value-type="float"/>
          <table:table-cell table:formula="of:=MEDIAN([.$C34];[.$H34])" office:value-type="float"/>
          <table:table-cell table:formula="of:=MEDIAN([.$D34];[.$I34])" office:value-type="float"/>
          <table:table-cell table:formula="of:=MEDIAN([.$E34];[.$J34])" office:value-type="float"/>
          <table:table-cell table:formula="of:=MEDIAN([.$F34];[.$K34])" office:value-type="float"/>
          <table:table-cell table:formula="of:=MAX([.$B34];[.$G34])" office:value-type="float"/>
          <table:table-cell table:formula="of:=MAX([.$C34];[.$H34])" office:value-type="float"/>
          <table:table-cell table:formula="of:=MAX([.$D34];[.$I34])" office:value-type="float"/>
          <table:table-cell table:formula="of:=MAX([.$E34];[.$J34])" office:value-type="float"/>
          <table:table-cell table:formula="of:=MAX([.$F34];[.$K34])" office:value-type="float"/>
        </table:table-row>
        <table:table-row table:style-name="ro1">
          <table:table-cell office:value-type="string">
            <text:p>./randomcore400_250_4.coom</text:p>
          </table:table-cell>
          <table:table-cell office:value-type="float" office:value="55.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4.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5];[.$G35])" office:value-type="float"/>
          <table:table-cell table:formula="of:=MIN([.$C35];[.$H35])" office:value-type="float"/>
          <table:table-cell table:formula="of:=MIN([.$D35];[.$I35])" office:value-type="float"/>
          <table:table-cell table:formula="of:=MIN([.$E35];[.$J35])" office:value-type="float"/>
          <table:table-cell table:formula="of:=MIN([.$F35];[.$K35])" office:value-type="float"/>
          <table:table-cell table:formula="of:=MEDIAN([.$B35];[.$G35])" office:value-type="float"/>
          <table:table-cell table:formula="of:=MEDIAN([.$C35];[.$H35])" office:value-type="float"/>
          <table:table-cell table:formula="of:=MEDIAN([.$D35];[.$I35])" office:value-type="float"/>
          <table:table-cell table:formula="of:=MEDIAN([.$E35];[.$J35])" office:value-type="float"/>
          <table:table-cell table:formula="of:=MEDIAN([.$F35];[.$K35])" office:value-type="float"/>
          <table:table-cell table:formula="of:=MAX([.$B35];[.$G35])" office:value-type="float"/>
          <table:table-cell table:formula="of:=MAX([.$C35];[.$H35])" office:value-type="float"/>
          <table:table-cell table:formula="of:=MAX([.$D35];[.$I35])" office:value-type="float"/>
          <table:table-cell table:formula="of:=MAX([.$E35];[.$J35])" office:value-type="float"/>
          <table:table-cell table:formula="of:=MAX([.$F35];[.$K35])" office:value-type="float"/>
        </table:table-row>
        <table:table-row table:style-name="ro1">
          <table:table-cell office:value-type="string">
            <text:p>./randomcore400_50_2.coom</text:p>
          </table:table-cell>
          <table:table-cell office:value-type="float" office:value="13.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36];[.$G36])" office:value-type="float"/>
          <table:table-cell table:formula="of:=MIN([.$C36];[.$H36])" office:value-type="float"/>
          <table:table-cell table:formula="of:=MIN([.$D36];[.$I36])" office:value-type="float"/>
          <table:table-cell table:formula="of:=MIN([.$E36];[.$J36])" office:value-type="float"/>
          <table:table-cell table:formula="of:=MIN([.$F36];[.$K36])" office:value-type="float"/>
          <table:table-cell table:formula="of:=MEDIAN([.$B36];[.$G36])" office:value-type="float"/>
          <table:table-cell table:formula="of:=MEDIAN([.$C36];[.$H36])" office:value-type="float"/>
          <table:table-cell table:formula="of:=MEDIAN([.$D36];[.$I36])" office:value-type="float"/>
          <table:table-cell table:formula="of:=MEDIAN([.$E36];[.$J36])" office:value-type="float"/>
          <table:table-cell table:formula="of:=MEDIAN([.$F36];[.$K36])" office:value-type="float"/>
          <table:table-cell table:formula="of:=MAX([.$B36];[.$G36])" office:value-type="float"/>
          <table:table-cell table:formula="of:=MAX([.$C36];[.$H36])" office:value-type="float"/>
          <table:table-cell table:formula="of:=MAX([.$D36];[.$I36])" office:value-type="float"/>
          <table:table-cell table:formula="of:=MAX([.$E36];[.$J36])" office:value-type="float"/>
          <table:table-cell table:formula="of:=MAX([.$F36];[.$K36])" office:value-type="float"/>
        </table:table-row>
        <table:table-row table:style-name="ro1">
          <table:table-cell office:value-type="string">
            <text:p>./randomcore400_50_3.coom</text:p>
          </table:table-cell>
          <table:table-cell office:value-type="float" office:value="15.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.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7];[.$G37])" office:value-type="float"/>
          <table:table-cell table:formula="of:=MIN([.$C37];[.$H37])" office:value-type="float"/>
          <table:table-cell table:formula="of:=MIN([.$D37];[.$I37])" office:value-type="float"/>
          <table:table-cell table:formula="of:=MIN([.$E37];[.$J37])" office:value-type="float"/>
          <table:table-cell table:formula="of:=MIN([.$F37];[.$K37])" office:value-type="float"/>
          <table:table-cell table:formula="of:=MEDIAN([.$B37];[.$G37])" office:value-type="float"/>
          <table:table-cell table:formula="of:=MEDIAN([.$C37];[.$H37])" office:value-type="float"/>
          <table:table-cell table:formula="of:=MEDIAN([.$D37];[.$I37])" office:value-type="float"/>
          <table:table-cell table:formula="of:=MEDIAN([.$E37];[.$J37])" office:value-type="float"/>
          <table:table-cell table:formula="of:=MEDIAN([.$F37];[.$K37])" office:value-type="float"/>
          <table:table-cell table:formula="of:=MAX([.$B37];[.$G37])" office:value-type="float"/>
          <table:table-cell table:formula="of:=MAX([.$C37];[.$H37])" office:value-type="float"/>
          <table:table-cell table:formula="of:=MAX([.$D37];[.$I37])" office:value-type="float"/>
          <table:table-cell table:formula="of:=MAX([.$E37];[.$J37])" office:value-type="float"/>
          <table:table-cell table:formula="of:=MAX([.$F37];[.$K37])" office:value-type="float"/>
        </table:table-row>
        <table:table-row table:style-name="ro1">
          <table:table-cell office:value-type="string">
            <text:p>./randomcore400_50_4.coom</text:p>
          </table:table-cell>
          <table:table-cell office:value-type="float" office:value="13.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8];[.$G38])" office:value-type="float"/>
          <table:table-cell table:formula="of:=MIN([.$C38];[.$H38])" office:value-type="float"/>
          <table:table-cell table:formula="of:=MIN([.$D38];[.$I38])" office:value-type="float"/>
          <table:table-cell table:formula="of:=MIN([.$E38];[.$J38])" office:value-type="float"/>
          <table:table-cell table:formula="of:=MIN([.$F38];[.$K38])" office:value-type="float"/>
          <table:table-cell table:formula="of:=MEDIAN([.$B38];[.$G38])" office:value-type="float"/>
          <table:table-cell table:formula="of:=MEDIAN([.$C38];[.$H38])" office:value-type="float"/>
          <table:table-cell table:formula="of:=MEDIAN([.$D38];[.$I38])" office:value-type="float"/>
          <table:table-cell table:formula="of:=MEDIAN([.$E38];[.$J38])" office:value-type="float"/>
          <table:table-cell table:formula="of:=MEDIAN([.$F38];[.$K38])" office:value-type="float"/>
          <table:table-cell table:formula="of:=MAX([.$B38];[.$G38])" office:value-type="float"/>
          <table:table-cell table:formula="of:=MAX([.$C38];[.$H38])" office:value-type="float"/>
          <table:table-cell table:formula="of:=MAX([.$D38];[.$I38])" office:value-type="float"/>
          <table:table-cell table:formula="of:=MAX([.$E38];[.$J38])" office:value-type="float"/>
          <table:table-cell table:formula="of:=MAX([.$F38];[.$K38])" office:value-type="float"/>
        </table:table-row>
        <table:table-row table:style-name="ro1">
          <table:table-cell office:value-type="string">
            <text:p>./randomcore50_150_2.coom</text:p>
          </table:table-cell>
          <table:table-cell office:value-type="float" office:value="8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5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9];[.$G39])" office:value-type="float"/>
          <table:table-cell table:formula="of:=MIN([.$C39];[.$H39])" office:value-type="float"/>
          <table:table-cell table:formula="of:=MIN([.$D39];[.$I39])" office:value-type="float"/>
          <table:table-cell table:formula="of:=MIN([.$E39];[.$J39])" office:value-type="float"/>
          <table:table-cell table:formula="of:=MIN([.$F39];[.$K39])" office:value-type="float"/>
          <table:table-cell table:formula="of:=MEDIAN([.$B39];[.$G39])" office:value-type="float"/>
          <table:table-cell table:formula="of:=MEDIAN([.$C39];[.$H39])" office:value-type="float"/>
          <table:table-cell table:formula="of:=MEDIAN([.$D39];[.$I39])" office:value-type="float"/>
          <table:table-cell table:formula="of:=MEDIAN([.$E39];[.$J39])" office:value-type="float"/>
          <table:table-cell table:formula="of:=MEDIAN([.$F39];[.$K39])" office:value-type="float"/>
          <table:table-cell table:formula="of:=MAX([.$B39];[.$G39])" office:value-type="float"/>
          <table:table-cell table:formula="of:=MAX([.$C39];[.$H39])" office:value-type="float"/>
          <table:table-cell table:formula="of:=MAX([.$D39];[.$I39])" office:value-type="float"/>
          <table:table-cell table:formula="of:=MAX([.$E39];[.$J39])" office:value-type="float"/>
          <table:table-cell table:formula="of:=MAX([.$F39];[.$K39])" office:value-type="float"/>
        </table:table-row>
        <table:table-row table:style-name="ro1">
          <table:table-cell office:value-type="string">
            <text:p>./randomcore50_150_3.coom</text:p>
          </table:table-cell>
          <table:table-cell office:value-type="float" office:value="8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0];[.$G40])" office:value-type="float"/>
          <table:table-cell table:formula="of:=MIN([.$C40];[.$H40])" office:value-type="float"/>
          <table:table-cell table:formula="of:=MIN([.$D40];[.$I40])" office:value-type="float"/>
          <table:table-cell table:formula="of:=MIN([.$E40];[.$J40])" office:value-type="float"/>
          <table:table-cell table:formula="of:=MIN([.$F40];[.$K40])" office:value-type="float"/>
          <table:table-cell table:formula="of:=MEDIAN([.$B40];[.$G40])" office:value-type="float"/>
          <table:table-cell table:formula="of:=MEDIAN([.$C40];[.$H40])" office:value-type="float"/>
          <table:table-cell table:formula="of:=MEDIAN([.$D40];[.$I40])" office:value-type="float"/>
          <table:table-cell table:formula="of:=MEDIAN([.$E40];[.$J40])" office:value-type="float"/>
          <table:table-cell table:formula="of:=MEDIAN([.$F40];[.$K40])" office:value-type="float"/>
          <table:table-cell table:formula="of:=MAX([.$B40];[.$G40])" office:value-type="float"/>
          <table:table-cell table:formula="of:=MAX([.$C40];[.$H40])" office:value-type="float"/>
          <table:table-cell table:formula="of:=MAX([.$D40];[.$I40])" office:value-type="float"/>
          <table:table-cell table:formula="of:=MAX([.$E40];[.$J40])" office:value-type="float"/>
          <table:table-cell table:formula="of:=MAX([.$F40];[.$K40])" office:value-type="float"/>
        </table:table-row>
        <table:table-row table:style-name="ro1">
          <table:table-cell office:value-type="string">
            <text:p>./randomcore50_150_4.coom</text:p>
          </table:table-cell>
          <table:table-cell office:value-type="float" office:value="7.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1];[.$G41])" office:value-type="float"/>
          <table:table-cell table:formula="of:=MIN([.$C41];[.$H41])" office:value-type="float"/>
          <table:table-cell table:formula="of:=MIN([.$D41];[.$I41])" office:value-type="float"/>
          <table:table-cell table:formula="of:=MIN([.$E41];[.$J41])" office:value-type="float"/>
          <table:table-cell table:formula="of:=MIN([.$F41];[.$K41])" office:value-type="float"/>
          <table:table-cell table:formula="of:=MEDIAN([.$B41];[.$G41])" office:value-type="float"/>
          <table:table-cell table:formula="of:=MEDIAN([.$C41];[.$H41])" office:value-type="float"/>
          <table:table-cell table:formula="of:=MEDIAN([.$D41];[.$I41])" office:value-type="float"/>
          <table:table-cell table:formula="of:=MEDIAN([.$E41];[.$J41])" office:value-type="float"/>
          <table:table-cell table:formula="of:=MEDIAN([.$F41];[.$K41])" office:value-type="float"/>
          <table:table-cell table:formula="of:=MAX([.$B41];[.$G41])" office:value-type="float"/>
          <table:table-cell table:formula="of:=MAX([.$C41];[.$H41])" office:value-type="float"/>
          <table:table-cell table:formula="of:=MAX([.$D41];[.$I41])" office:value-type="float"/>
          <table:table-cell table:formula="of:=MAX([.$E41];[.$J41])" office:value-type="float"/>
          <table:table-cell table:formula="of:=MAX([.$F41];[.$K41])" office:value-type="float"/>
        </table:table-row>
        <table:table-row table:style-name="ro1">
          <table:table-cell office:value-type="string">
            <text:p>./randomcore50_250_2.coom</text:p>
          </table:table-cell>
          <table:table-cell office:value-type="float" office:value="10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2];[.$G42])" office:value-type="float"/>
          <table:table-cell table:formula="of:=MIN([.$C42];[.$H42])" office:value-type="float"/>
          <table:table-cell table:formula="of:=MIN([.$D42];[.$I42])" office:value-type="float"/>
          <table:table-cell table:formula="of:=MIN([.$E42];[.$J42])" office:value-type="float"/>
          <table:table-cell table:formula="of:=MIN([.$F42];[.$K42])" office:value-type="float"/>
          <table:table-cell table:formula="of:=MEDIAN([.$B42];[.$G42])" office:value-type="float"/>
          <table:table-cell table:formula="of:=MEDIAN([.$C42];[.$H42])" office:value-type="float"/>
          <table:table-cell table:formula="of:=MEDIAN([.$D42];[.$I42])" office:value-type="float"/>
          <table:table-cell table:formula="of:=MEDIAN([.$E42];[.$J42])" office:value-type="float"/>
          <table:table-cell table:formula="of:=MEDIAN([.$F42];[.$K42])" office:value-type="float"/>
          <table:table-cell table:formula="of:=MAX([.$B42];[.$G42])" office:value-type="float"/>
          <table:table-cell table:formula="of:=MAX([.$C42];[.$H42])" office:value-type="float"/>
          <table:table-cell table:formula="of:=MAX([.$D42];[.$I42])" office:value-type="float"/>
          <table:table-cell table:formula="of:=MAX([.$E42];[.$J42])" office:value-type="float"/>
          <table:table-cell table:formula="of:=MAX([.$F42];[.$K42])" office:value-type="float"/>
        </table:table-row>
        <table:table-row table:style-name="ro1">
          <table:table-cell office:value-type="string">
            <text:p>./randomcore50_250_3.coom</text:p>
          </table:table-cell>
          <table:table-cell office:value-type="float" office:value="10.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3];[.$G43])" office:value-type="float"/>
          <table:table-cell table:formula="of:=MIN([.$C43];[.$H43])" office:value-type="float"/>
          <table:table-cell table:formula="of:=MIN([.$D43];[.$I43])" office:value-type="float"/>
          <table:table-cell table:formula="of:=MIN([.$E43];[.$J43])" office:value-type="float"/>
          <table:table-cell table:formula="of:=MIN([.$F43];[.$K43])" office:value-type="float"/>
          <table:table-cell table:formula="of:=MEDIAN([.$B43];[.$G43])" office:value-type="float"/>
          <table:table-cell table:formula="of:=MEDIAN([.$C43];[.$H43])" office:value-type="float"/>
          <table:table-cell table:formula="of:=MEDIAN([.$D43];[.$I43])" office:value-type="float"/>
          <table:table-cell table:formula="of:=MEDIAN([.$E43];[.$J43])" office:value-type="float"/>
          <table:table-cell table:formula="of:=MEDIAN([.$F43];[.$K43])" office:value-type="float"/>
          <table:table-cell table:formula="of:=MAX([.$B43];[.$G43])" office:value-type="float"/>
          <table:table-cell table:formula="of:=MAX([.$C43];[.$H43])" office:value-type="float"/>
          <table:table-cell table:formula="of:=MAX([.$D43];[.$I43])" office:value-type="float"/>
          <table:table-cell table:formula="of:=MAX([.$E43];[.$J43])" office:value-type="float"/>
          <table:table-cell table:formula="of:=MAX([.$F43];[.$K43])" office:value-type="float"/>
        </table:table-row>
        <table:table-row table:style-name="ro1">
          <table:table-cell office:value-type="string">
            <text:p>./randomcore50_250_4.coom</text:p>
          </table:table-cell>
          <table:table-cell office:value-type="float" office:value="9.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4];[.$G44])" office:value-type="float"/>
          <table:table-cell table:formula="of:=MIN([.$C44];[.$H44])" office:value-type="float"/>
          <table:table-cell table:formula="of:=MIN([.$D44];[.$I44])" office:value-type="float"/>
          <table:table-cell table:formula="of:=MIN([.$E44];[.$J44])" office:value-type="float"/>
          <table:table-cell table:formula="of:=MIN([.$F44];[.$K44])" office:value-type="float"/>
          <table:table-cell table:formula="of:=MEDIAN([.$B44];[.$G44])" office:value-type="float"/>
          <table:table-cell table:formula="of:=MEDIAN([.$C44];[.$H44])" office:value-type="float"/>
          <table:table-cell table:formula="of:=MEDIAN([.$D44];[.$I44])" office:value-type="float"/>
          <table:table-cell table:formula="of:=MEDIAN([.$E44];[.$J44])" office:value-type="float"/>
          <table:table-cell table:formula="of:=MEDIAN([.$F44];[.$K44])" office:value-type="float"/>
          <table:table-cell table:formula="of:=MAX([.$B44];[.$G44])" office:value-type="float"/>
          <table:table-cell table:formula="of:=MAX([.$C44];[.$H44])" office:value-type="float"/>
          <table:table-cell table:formula="of:=MAX([.$D44];[.$I44])" office:value-type="float"/>
          <table:table-cell table:formula="of:=MAX([.$E44];[.$J44])" office:value-type="float"/>
          <table:table-cell table:formula="of:=MAX([.$F44];[.$K44])" office:value-type="float"/>
        </table:table-row>
        <table:table-row table:style-name="ro1">
          <table:table-cell office:value-type="string">
            <text:p>./randomcore50_50_2.coom</text:p>
          </table:table-cell>
          <table:table-cell office:value-type="float" office:value="5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5];[.$G45])" office:value-type="float"/>
          <table:table-cell table:formula="of:=MIN([.$C45];[.$H45])" office:value-type="float"/>
          <table:table-cell table:formula="of:=MIN([.$D45];[.$I45])" office:value-type="float"/>
          <table:table-cell table:formula="of:=MIN([.$E45];[.$J45])" office:value-type="float"/>
          <table:table-cell table:formula="of:=MIN([.$F45];[.$K45])" office:value-type="float"/>
          <table:table-cell table:formula="of:=MEDIAN([.$B45];[.$G45])" office:value-type="float"/>
          <table:table-cell table:formula="of:=MEDIAN([.$C45];[.$H45])" office:value-type="float"/>
          <table:table-cell table:formula="of:=MEDIAN([.$D45];[.$I45])" office:value-type="float"/>
          <table:table-cell table:formula="of:=MEDIAN([.$E45];[.$J45])" office:value-type="float"/>
          <table:table-cell table:formula="of:=MEDIAN([.$F45];[.$K45])" office:value-type="float"/>
          <table:table-cell table:formula="of:=MAX([.$B45];[.$G45])" office:value-type="float"/>
          <table:table-cell table:formula="of:=MAX([.$C45];[.$H45])" office:value-type="float"/>
          <table:table-cell table:formula="of:=MAX([.$D45];[.$I45])" office:value-type="float"/>
          <table:table-cell table:formula="of:=MAX([.$E45];[.$J45])" office:value-type="float"/>
          <table:table-cell table:formula="of:=MAX([.$F45];[.$K45])" office:value-type="float"/>
        </table:table-row>
        <table:table-row table:style-name="ro1">
          <table:table-cell office:value-type="string">
            <text:p>./randomcore50_50_3.coom</text:p>
          </table:table-cell>
          <table:table-cell office:value-type="float" office:value="3.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6];[.$G46])" office:value-type="float"/>
          <table:table-cell table:formula="of:=MIN([.$C46];[.$H46])" office:value-type="float"/>
          <table:table-cell table:formula="of:=MIN([.$D46];[.$I46])" office:value-type="float"/>
          <table:table-cell table:formula="of:=MIN([.$E46];[.$J46])" office:value-type="float"/>
          <table:table-cell table:formula="of:=MIN([.$F46];[.$K46])" office:value-type="float"/>
          <table:table-cell table:formula="of:=MEDIAN([.$B46];[.$G46])" office:value-type="float"/>
          <table:table-cell table:formula="of:=MEDIAN([.$C46];[.$H46])" office:value-type="float"/>
          <table:table-cell table:formula="of:=MEDIAN([.$D46];[.$I46])" office:value-type="float"/>
          <table:table-cell table:formula="of:=MEDIAN([.$E46];[.$J46])" office:value-type="float"/>
          <table:table-cell table:formula="of:=MEDIAN([.$F46];[.$K46])" office:value-type="float"/>
          <table:table-cell table:formula="of:=MAX([.$B46];[.$G46])" office:value-type="float"/>
          <table:table-cell table:formula="of:=MAX([.$C46];[.$H46])" office:value-type="float"/>
          <table:table-cell table:formula="of:=MAX([.$D46];[.$I46])" office:value-type="float"/>
          <table:table-cell table:formula="of:=MAX([.$E46];[.$J46])" office:value-type="float"/>
          <table:table-cell table:formula="of:=MAX([.$F46];[.$K46])" office:value-type="float"/>
        </table:table-row>
        <table:table-row table:style-name="ro1">
          <table:table-cell office:value-type="string">
            <text:p>./randomcore50_50_4.coom</text:p>
          </table:table-cell>
          <table:table-cell office:value-type="float" office:value="5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7];[.$G47])" office:value-type="float"/>
          <table:table-cell table:formula="of:=MIN([.$C47];[.$H47])" office:value-type="float"/>
          <table:table-cell table:formula="of:=MIN([.$D47];[.$I47])" office:value-type="float"/>
          <table:table-cell table:formula="of:=MIN([.$E47];[.$J47])" office:value-type="float"/>
          <table:table-cell table:formula="of:=MIN([.$F47];[.$K47])" office:value-type="float"/>
          <table:table-cell table:formula="of:=MEDIAN([.$B47];[.$G47])" office:value-type="float"/>
          <table:table-cell table:formula="of:=MEDIAN([.$C47];[.$H47])" office:value-type="float"/>
          <table:table-cell table:formula="of:=MEDIAN([.$D47];[.$I47])" office:value-type="float"/>
          <table:table-cell table:formula="of:=MEDIAN([.$E47];[.$J47])" office:value-type="float"/>
          <table:table-cell table:formula="of:=MEDIAN([.$F47];[.$K47])" office:value-type="float"/>
          <table:table-cell table:formula="of:=MAX([.$B47];[.$G47])" office:value-type="float"/>
          <table:table-cell table:formula="of:=MAX([.$C47];[.$H47])" office:value-type="float"/>
          <table:table-cell table:formula="of:=MAX([.$D47];[.$I47])" office:value-type="float"/>
          <table:table-cell table:formula="of:=MAX([.$E47];[.$J47])" office:value-type="float"/>
          <table:table-cell table:formula="of:=MAX([.$F47];[.$K4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7])" office:value-type="float"/>
          <table:table-cell table:formula="of:=SUM([.C3:.C47])" office:value-type="float"/>
          <table:table-cell table:formula="of:=SUM([.D3:.D47])" office:value-type="float"/>
          <table:table-cell table:formula="of:=SUM([.E3:.E47])" office:value-type="float"/>
          <table:table-cell table:formula="of:=SUM([.F3:.F47])" office:value-type="float"/>
          <table:table-cell table:formula="of:=SUM([.G3:.G47])" office:value-type="float"/>
          <table:table-cell table:formula="of:=SUM([.H3:.H47])" office:value-type="float"/>
          <table:table-cell table:formula="of:=SUM([.I3:.I47])" office:value-type="float"/>
          <table:table-cell table:formula="of:=SUM([.J3:.J47])" office:value-type="float"/>
          <table:table-cell table:formula="of:=SUM([.K3:.K47])" office:value-type="float"/>
          <table:table-cell table:formula="of:=SUM([.L3:.L47])" office:value-type="float"/>
          <table:table-cell table:formula="of:=SUM([.M3:.M47])" office:value-type="float"/>
          <table:table-cell table:formula="of:=SUM([.N3:.N47])" office:value-type="float"/>
          <table:table-cell table:formula="of:=SUM([.O3:.O47])" office:value-type="float"/>
          <table:table-cell table:formula="of:=SUM([.P3:.P47])" office:value-type="float"/>
          <table:table-cell table:formula="of:=SUM([.Q3:.Q47])" office:value-type="float"/>
          <table:table-cell table:formula="of:=SUM([.R3:.R47])" office:value-type="float"/>
          <table:table-cell table:formula="of:=SUM([.S3:.S47])" office:value-type="float"/>
          <table:table-cell table:formula="of:=SUM([.T3:.T47])" office:value-type="float"/>
          <table:table-cell table:formula="of:=SUM([.U3:.U47])" office:value-type="float"/>
          <table:table-cell table:formula="of:=SUM([.V3:.V47])" office:value-type="float"/>
          <table:table-cell table:formula="of:=SUM([.W3:.W47])" office:value-type="float"/>
          <table:table-cell table:formula="of:=SUM([.X3:.X47])" office:value-type="float"/>
          <table:table-cell table:formula="of:=SUM([.Y3:.Y47])" office:value-type="float"/>
          <table:table-cell table:formula="of:=SUM([.Z3:.Z4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7])" office:value-type="float"/>
          <table:table-cell table:formula="of:=AVERAGE([.C3:.C47])" office:value-type="float"/>
          <table:table-cell table:formula="of:=AVERAGE([.D3:.D47])" office:value-type="float"/>
          <table:table-cell table:formula="of:=AVERAGE([.E3:.E47])" office:value-type="float"/>
          <table:table-cell table:formula="of:=AVERAGE([.F3:.F47])" office:value-type="float"/>
          <table:table-cell table:formula="of:=AVERAGE([.G3:.G47])" office:value-type="float"/>
          <table:table-cell table:formula="of:=AVERAGE([.H3:.H47])" office:value-type="float"/>
          <table:table-cell table:formula="of:=AVERAGE([.I3:.I47])" office:value-type="float"/>
          <table:table-cell table:formula="of:=AVERAGE([.J3:.J47])" office:value-type="float"/>
          <table:table-cell table:formula="of:=AVERAGE([.K3:.K47])" office:value-type="float"/>
          <table:table-cell table:formula="of:=AVERAGE([.L3:.L47])" office:value-type="float"/>
          <table:table-cell table:formula="of:=AVERAGE([.M3:.M47])" office:value-type="float"/>
          <table:table-cell table:formula="of:=AVERAGE([.N3:.N47])" office:value-type="float"/>
          <table:table-cell table:formula="of:=AVERAGE([.O3:.O47])" office:value-type="float"/>
          <table:table-cell table:formula="of:=AVERAGE([.P3:.P47])" office:value-type="float"/>
          <table:table-cell table:formula="of:=AVERAGE([.Q3:.Q47])" office:value-type="float"/>
          <table:table-cell table:formula="of:=AVERAGE([.R3:.R47])" office:value-type="float"/>
          <table:table-cell table:formula="of:=AVERAGE([.S3:.S47])" office:value-type="float"/>
          <table:table-cell table:formula="of:=AVERAGE([.T3:.T47])" office:value-type="float"/>
          <table:table-cell table:formula="of:=AVERAGE([.U3:.U47])" office:value-type="float"/>
          <table:table-cell table:formula="of:=AVERAGE([.V3:.V47])" office:value-type="float"/>
          <table:table-cell table:formula="of:=AVERAGE([.W3:.W47])" office:value-type="float"/>
          <table:table-cell table:formula="of:=AVERAGE([.X3:.X47])" office:value-type="float"/>
          <table:table-cell table:formula="of:=AVERAGE([.Y3:.Y47])" office:value-type="float"/>
          <table:table-cell table:formula="of:=AVERAGE([.Z3:.Z4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7])" office:value-type="float"/>
          <table:table-cell table:formula="of:=STDEV([.C3:.C47])" office:value-type="float"/>
          <table:table-cell table:formula="of:=STDEV([.D3:.D47])" office:value-type="float"/>
          <table:table-cell table:formula="of:=STDEV([.E3:.E47])" office:value-type="float"/>
          <table:table-cell table:formula="of:=STDEV([.F3:.F47])" office:value-type="float"/>
          <table:table-cell table:formula="of:=STDEV([.G3:.G47])" office:value-type="float"/>
          <table:table-cell table:formula="of:=STDEV([.H3:.H47])" office:value-type="float"/>
          <table:table-cell table:formula="of:=STDEV([.I3:.I47])" office:value-type="float"/>
          <table:table-cell table:formula="of:=STDEV([.J3:.J47])" office:value-type="float"/>
          <table:table-cell table:formula="of:=STDEV([.K3:.K47])" office:value-type="float"/>
          <table:table-cell table:formula="of:=STDEV([.L3:.L47])" office:value-type="float"/>
          <table:table-cell table:formula="of:=STDEV([.M3:.M47])" office:value-type="float"/>
          <table:table-cell table:formula="of:=STDEV([.N3:.N47])" office:value-type="float"/>
          <table:table-cell table:formula="of:=STDEV([.O3:.O47])" office:value-type="float"/>
          <table:table-cell table:formula="of:=STDEV([.P3:.P47])" office:value-type="float"/>
          <table:table-cell table:formula="of:=STDEV([.Q3:.Q47])" office:value-type="float"/>
          <table:table-cell table:formula="of:=STDEV([.R3:.R47])" office:value-type="float"/>
          <table:table-cell table:formula="of:=STDEV([.S3:.S47])" office:value-type="float"/>
          <table:table-cell table:formula="of:=STDEV([.T3:.T47])" office:value-type="float"/>
          <table:table-cell table:formula="of:=STDEV([.U3:.U47])" office:value-type="float"/>
          <table:table-cell table:formula="of:=STDEV([.V3:.V47])" office:value-type="float"/>
          <table:table-cell table:formula="of:=STDEV([.W3:.W47])" office:value-type="float"/>
          <table:table-cell table:formula="of:=STDEV([.X3:.X47])" office:value-type="float"/>
          <table:table-cell table:formula="of:=STDEV([.Y3:.Y47])" office:value-type="float"/>
          <table:table-cell table:formula="of:=STDEV([.Z3:.Z4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7]-[.$L3:.$L47])^2)^0.5" office:value-type="float"/>
          <table:table-cell table:number-matrix-columns-spanned="1" table:number-matrix-rows-spanned="1" table:formula="of:=SUM(([.C3:.C47]-[.$M3:.$M47])^2)^0.5" office:value-type="float"/>
          <table:table-cell table:number-matrix-columns-spanned="1" table:number-matrix-rows-spanned="1" table:formula="of:=SUM(([.D3:.D47]-[.$N3:.$N47])^2)^0.5" office:value-type="float"/>
          <table:table-cell table:number-matrix-columns-spanned="1" table:number-matrix-rows-spanned="1" table:formula="of:=SUM(([.E3:.E47]-[.$O3:.$O47])^2)^0.5" office:value-type="float"/>
          <table:table-cell table:number-matrix-columns-spanned="1" table:number-matrix-rows-spanned="1" table:formula="of:=SUM(([.F3:.F47]-[.$P3:.$P47])^2)^0.5" office:value-type="float"/>
          <table:table-cell table:number-matrix-columns-spanned="1" table:number-matrix-rows-spanned="1" table:formula="of:=SUM(([.G3:.G47]-[.$L3:.$L47])^2)^0.5" office:value-type="float"/>
          <table:table-cell table:number-matrix-columns-spanned="1" table:number-matrix-rows-spanned="1" table:formula="of:=SUM(([.H3:.H47]-[.$M3:.$M47])^2)^0.5" office:value-type="float"/>
          <table:table-cell table:number-matrix-columns-spanned="1" table:number-matrix-rows-spanned="1" table:formula="of:=SUM(([.I3:.I47]-[.$N3:.$N47])^2)^0.5" office:value-type="float"/>
          <table:table-cell table:number-matrix-columns-spanned="1" table:number-matrix-rows-spanned="1" table:formula="of:=SUM(([.J3:.J47]-[.$O3:.$O47])^2)^0.5" office:value-type="float"/>
          <table:table-cell table:number-matrix-columns-spanned="1" table:number-matrix-rows-spanned="1" table:formula="of:=SUM(([.K3:.K47]-[.$P3:.$P4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7]=[.$L3:.$L47])" office:value-type="float"/>
          <table:table-cell table:number-matrix-columns-spanned="1" table:number-matrix-rows-spanned="1" table:formula="of:=SUM([.C3:.C47]=[.$M3:.$M47])" office:value-type="float"/>
          <table:table-cell table:number-matrix-columns-spanned="1" table:number-matrix-rows-spanned="1" table:formula="of:=SUM([.D3:.D47]=[.$N3:.$N47])" office:value-type="float"/>
          <table:table-cell table:number-matrix-columns-spanned="1" table:number-matrix-rows-spanned="1" table:formula="of:=SUM([.E3:.E47]=[.$O3:.$O47])" office:value-type="float"/>
          <table:table-cell table:number-matrix-columns-spanned="1" table:number-matrix-rows-spanned="1" table:formula="of:=SUM([.F3:.F47]=[.$P3:.$P47])" office:value-type="float"/>
          <table:table-cell table:number-matrix-columns-spanned="1" table:number-matrix-rows-spanned="1" table:formula="of:=SUM([.G3:.G47]=[.$L3:.$L47])" office:value-type="float"/>
          <table:table-cell table:number-matrix-columns-spanned="1" table:number-matrix-rows-spanned="1" table:formula="of:=SUM([.H3:.H47]=[.$M3:.$M47])" office:value-type="float"/>
          <table:table-cell table:number-matrix-columns-spanned="1" table:number-matrix-rows-spanned="1" table:formula="of:=SUM([.I3:.I47]=[.$N3:.$N47])" office:value-type="float"/>
          <table:table-cell table:number-matrix-columns-spanned="1" table:number-matrix-rows-spanned="1" table:formula="of:=SUM([.J3:.J47]=[.$O3:.$O47])" office:value-type="float"/>
          <table:table-cell table:number-matrix-columns-spanned="1" table:number-matrix-rows-spanned="1" table:formula="of:=SUM([.K3:.K47]=[.$P3:.$P4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7]&lt;[.$Q3:.$Q47])" office:value-type="float"/>
          <table:table-cell table:number-matrix-columns-spanned="1" table:number-matrix-rows-spanned="1" table:formula="of:=SUM([.C3:.C47]&lt;[.$R3:.$R47])" office:value-type="float"/>
          <table:table-cell table:number-matrix-columns-spanned="1" table:number-matrix-rows-spanned="1" table:formula="of:=SUM([.D3:.D47]&lt;[.$S3:.$S47])" office:value-type="float"/>
          <table:table-cell table:number-matrix-columns-spanned="1" table:number-matrix-rows-spanned="1" table:formula="of:=SUM([.E3:.E47]&lt;[.$T3:.$T47])" office:value-type="float"/>
          <table:table-cell table:number-matrix-columns-spanned="1" table:number-matrix-rows-spanned="1" table:formula="of:=SUM([.F3:.F47]&lt;[.$U3:.$U47])" office:value-type="float"/>
          <table:table-cell table:number-matrix-columns-spanned="1" table:number-matrix-rows-spanned="1" table:formula="of:=SUM([.G3:.G47]&lt;[.$Q3:.$Q47])" office:value-type="float"/>
          <table:table-cell table:number-matrix-columns-spanned="1" table:number-matrix-rows-spanned="1" table:formula="of:=SUM([.H3:.H47]&lt;[.$R3:.$R47])" office:value-type="float"/>
          <table:table-cell table:number-matrix-columns-spanned="1" table:number-matrix-rows-spanned="1" table:formula="of:=SUM([.I3:.I47]&lt;[.$S3:.$S47])" office:value-type="float"/>
          <table:table-cell table:number-matrix-columns-spanned="1" table:number-matrix-rows-spanned="1" table:formula="of:=SUM([.J3:.J47]&lt;[.$T3:.$T47])" office:value-type="float"/>
          <table:table-cell table:number-matrix-columns-spanned="1" table:number-matrix-rows-spanned="1" table:formula="of:=SUM([.K3:.K47]&lt;[.$U3:.$U4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7]&gt;[.$Q3:.$Q47])" office:value-type="float"/>
          <table:table-cell table:number-matrix-columns-spanned="1" table:number-matrix-rows-spanned="1" table:formula="of:=SUM([.C3:.C47]&gt;[.$R3:.$R47])" office:value-type="float"/>
          <table:table-cell table:number-matrix-columns-spanned="1" table:number-matrix-rows-spanned="1" table:formula="of:=SUM([.D3:.D47]&gt;[.$S3:.$S47])" office:value-type="float"/>
          <table:table-cell table:number-matrix-columns-spanned="1" table:number-matrix-rows-spanned="1" table:formula="of:=SUM([.E3:.E47]&gt;[.$T3:.$T47])" office:value-type="float"/>
          <table:table-cell table:number-matrix-columns-spanned="1" table:number-matrix-rows-spanned="1" table:formula="of:=SUM([.F3:.F47]&gt;[.$U3:.$U47])" office:value-type="float"/>
          <table:table-cell table:number-matrix-columns-spanned="1" table:number-matrix-rows-spanned="1" table:formula="of:=SUM([.G3:.G47]&gt;[.$Q3:.$Q47])" office:value-type="float"/>
          <table:table-cell table:number-matrix-columns-spanned="1" table:number-matrix-rows-spanned="1" table:formula="of:=SUM([.H3:.H47]&gt;[.$R3:.$R47])" office:value-type="float"/>
          <table:table-cell table:number-matrix-columns-spanned="1" table:number-matrix-rows-spanned="1" table:formula="of:=SUM([.I3:.I47]&gt;[.$S3:.$S47])" office:value-type="float"/>
          <table:table-cell table:number-matrix-columns-spanned="1" table:number-matrix-rows-spanned="1" table:formula="of:=SUM([.J3:.J47]&gt;[.$T3:.$T47])" office:value-type="float"/>
          <table:table-cell table:number-matrix-columns-spanned="1" table:number-matrix-rows-spanned="1" table:formula="of:=SUM([.K3:.K47]&gt;[.$U3:.$U4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7]=[.$V3:.$V47])" office:value-type="float"/>
          <table:table-cell table:number-matrix-columns-spanned="1" table:number-matrix-rows-spanned="1" table:formula="of:=SUM([.C3:.C47]=[.$W3:.$W47])" office:value-type="float"/>
          <table:table-cell table:number-matrix-columns-spanned="1" table:number-matrix-rows-spanned="1" table:formula="of:=SUM([.D3:.D47]=[.$X3:.$X47])" office:value-type="float"/>
          <table:table-cell table:number-matrix-columns-spanned="1" table:number-matrix-rows-spanned="1" table:formula="of:=SUM([.E3:.E47]=[.$Y3:.$Y47])" office:value-type="float"/>
          <table:table-cell table:number-matrix-columns-spanned="1" table:number-matrix-rows-spanned="1" table:formula="of:=SUM([.F3:.F47]=[.$Z3:.$Z47])" office:value-type="float"/>
          <table:table-cell table:number-matrix-columns-spanned="1" table:number-matrix-rows-spanned="1" table:formula="of:=SUM([.G3:.G47]=[.$V3:.$V47])" office:value-type="float"/>
          <table:table-cell table:number-matrix-columns-spanned="1" table:number-matrix-rows-spanned="1" table:formula="of:=SUM([.H3:.H47]=[.$W3:.$W47])" office:value-type="float"/>
          <table:table-cell table:number-matrix-columns-spanned="1" table:number-matrix-rows-spanned="1" table:formula="of:=SUM([.I3:.I47]=[.$X3:.$X47])" office:value-type="float"/>
          <table:table-cell table:number-matrix-columns-spanned="1" table:number-matrix-rows-spanned="1" table:formula="of:=SUM([.J3:.J47]=[.$Y3:.$Y47])" office:value-type="float"/>
          <table:table-cell table:number-matrix-columns-spanned="1" table:number-matrix-rows-spanned="1" table:formula="of:=SUM([.K3:.K47]=[.$Z3:.$Z4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7])" office:value-type="float"/>
          <table:table-cell table:formula="of:=AVERAGE([Instances.C3:Instances.C47])" office:value-type="float"/>
          <table:table-cell table:formula="of:=SUM([Instances.D3:Instances.D47])" office:value-type="float"/>
          <table:table-cell table:formula="of:=AVERAGE([Instances.E3:Instances.E47])" office:value-type="float"/>
          <table:table-cell table:formula="of:=AVERAGE([Instances.F3:Instances.F47])" office:value-type="float"/>
          <table:table-cell table:formula="of:=AVERAGE([Instances.G3:Instances.G47])" office:value-type="float"/>
          <table:table-cell table:formula="of:=AVERAGE([Instances.H3:Instances.H47])" office:value-type="float"/>
          <table:table-cell table:formula="of:=SUM([Instances.I3:Instances.I47])" office:value-type="float"/>
          <table:table-cell table:formula="of:=AVERAGE([Instances.J3:Instances.J47])" office:value-type="float"/>
          <table:table-cell table:formula="of:=AVERAGE([Instances.K3:Instances.K4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